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fo:language="ru" fo:country="RU" officeooo:rsid="0001402c" officeooo:paragraph-rsid="0001402c" style:font-size-asian="20pt" style:font-size-complex="20pt"/>
    </style:style>
    <style:style style:name="P2" style:family="paragraph" style:parent-style-name="Standard">
      <style:text-properties style:font-name="Calibri" fo:font-size="20pt" fo:language="ru" fo:country="RU" officeooo:rsid="0002694c" officeooo:paragraph-rsid="0002694c" style:font-size-asian="20pt" style:font-size-complex="20pt"/>
    </style:style>
    <style:style style:name="P3" style:family="paragraph" style:parent-style-name="Standard">
      <style:text-properties style:font-name="Calibri" fo:font-size="20pt" fo:language="en" fo:country="US" officeooo:rsid="0001402c" officeooo:paragraph-rsid="0001402c" style:font-size-asian="20pt" style:font-size-complex="20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-0.801cm" style:auto-text-indent="false" style:page-number="auto" fo:background-color="transparent"/>
      <style:text-properties style:font-name="Calibri" fo:font-size="20pt" fo:language="ru" fo:country="RU" officeooo:rsid="0001402c" officeooo:paragraph-rsid="0001402c" style:font-size-asian="20pt" style:font-size-complex="20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Calibri" fo:font-size="20pt" fo:language="ru" fo:country="RU" officeooo:rsid="0001402c" officeooo:paragraph-rsid="0001402c" style:font-size-asian="20pt" style:font-size-complex="20pt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Calibri" fo:font-size="20pt" fo:language="en" fo:country="US" officeooo:rsid="0001402c" officeooo:paragraph-rsid="0001402c" style:font-size-asian="20pt" style:font-size-complex="20pt"/>
    </style:style>
    <style:style style:name="P7" style:family="paragraph" style:parent-style-name="Standard" style:list-style-name="L1">
      <style:text-properties style:text-line-through-style="solid" style:text-line-through-type="single" style:font-name="Calibri" fo:font-size="20pt" fo:language="ru" fo:country="RU" officeooo:rsid="0001402c" officeooo:paragraph-rsid="0001402c" style:font-size-asian="20pt" style:font-size-complex="20pt"/>
    </style:style>
    <style:style style:name="P8" style:family="paragraph" style:parent-style-name="Standard" style:list-style-name="L2">
      <style:text-properties style:text-line-through-style="solid" style:text-line-through-type="single" style:font-name="Calibri" fo:font-size="20pt" fo:language="ru" fo:country="RU" officeooo:rsid="0001402c" officeooo:paragraph-rsid="0001402c" style:font-size-asian="20pt" style:font-size-complex="20pt"/>
    </style:style>
    <style:style style:name="P9" style:family="paragraph" style:parent-style-name="Standard" style:list-style-name="L1">
      <style:text-properties style:text-line-through-style="solid" style:text-line-through-type="single" style:font-name="Calibri" fo:font-size="20pt" fo:language="ru" fo:country="RU" officeooo:rsid="0002694c" officeooo:paragraph-rsid="0002694c" style:font-size-asian="20pt" style:font-size-complex="20pt"/>
    </style:style>
    <style:style style:name="P10" style:family="paragraph" style:parent-style-name="Standard" style:list-style-name="L1">
      <style:text-properties style:font-name="Calibri" fo:font-size="20pt" fo:language="ru" fo:country="RU" officeooo:rsid="0002694c" officeooo:paragraph-rsid="0002694c" style:font-size-asian="20pt" style:font-size-complex="20pt"/>
    </style:style>
    <style:style style:name="P11" style:family="paragraph" style:parent-style-name="Standard" style:list-style-name="L3">
      <style:text-properties style:font-name="Calibri" fo:font-size="20pt" fo:language="ru" fo:country="RU" officeooo:rsid="0002694c" officeooo:paragraph-rsid="0002694c" style:font-size-asian="20pt" style:font-size-complex="20pt"/>
    </style:style>
    <style:style style:name="P12" style:family="paragraph" style:parent-style-name="Standard" style:list-style-name="L2">
      <style:text-properties style:font-name="Calibri" fo:font-size="20pt" fo:language="ru" fo:country="RU" officeooo:rsid="0001402c" officeooo:paragraph-rsid="0001402c" style:font-size-asian="20pt" style:font-size-complex="20pt"/>
    </style:style>
    <style:style style:name="P13" style:family="paragraph" style:parent-style-name="Standard" style:list-style-name="L4">
      <style:text-properties style:font-name="Calibri" fo:font-size="20pt" fo:language="ru" fo:country="RU" officeooo:rsid="0004eb36" officeooo:paragraph-rsid="0004eb36" style:font-size-asian="20pt" style:font-size-complex="20pt"/>
    </style:style>
    <style:style style:name="P14" style:family="paragraph" style:parent-style-name="Standard" style:list-style-name="L3">
      <style:text-properties style:font-name="Calibri" fo:font-size="20pt" fo:language="ru" fo:country="RU" officeooo:rsid="00097ef8" officeooo:paragraph-rsid="00097ef8" style:font-size-asian="20pt" style:font-size-complex="20pt"/>
    </style:style>
    <style:style style:name="P15" style:family="paragraph" style:parent-style-name="Standard" style:list-style-name="L3">
      <style:text-properties style:font-name="Calibri" fo:font-size="20pt" fo:language="en" fo:country="US" officeooo:rsid="0001402c" officeooo:paragraph-rsid="0002694c" style:font-size-asian="20pt" style:font-size-complex="20pt"/>
    </style:style>
    <style:style style:name="P16" style:family="paragraph" style:parent-style-name="Standard">
      <style:text-properties style:font-name="Calibri" fo:font-size="20pt" fo:language="en" fo:country="US" officeooo:rsid="0001402c" officeooo:paragraph-rsid="0001402c" style:font-size-asian="20pt" style:font-size-complex="20pt"/>
    </style:style>
    <style:style style:name="P17" style:family="paragraph" style:parent-style-name="Standard" style:list-style-name="L1">
      <style:text-properties style:text-line-through-style="none" style:text-line-through-type="none" style:font-name="Calibri" fo:font-size="20pt" fo:language="ru" fo:country="RU" officeooo:rsid="0001402c" officeooo:paragraph-rsid="0002694c" style:font-size-asian="20pt" style:font-size-complex="20pt"/>
    </style:style>
    <style:style style:name="T1" style:family="text">
      <style:text-properties fo:language="ru" fo:country="RU"/>
    </style:style>
    <style:style style:name="T2" style:family="text">
      <style:text-properties officeooo:rsid="0004eb36"/>
    </style:style>
    <style:style style:name="T3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5"/>Движок:</text:p>
      <text:p text:style-name="P1"/>
      <text:p text:style-name="P3">v 0.1:</text:p>
      <text:p text:style-name="P3"/>
      <text:list xml:id="list3629276009" text:style-name="L1">
        <text:list-item>
          <text:p text:style-name="P7">Физика (как минимум школьная)</text:p>
        </text:list-item>
        <text:list-item>
          <text:p text:style-name="P10">Пули</text:p>
        </text:list-item>
        <text:list-item>
          <text:p text:style-name="P17">Р<text:span text:style-name="T3">естарт</text:span></text:p>
        </text:list-item>
        <text:list-item>
          <text:p text:style-name="P9">Консоль</text:p>
        </text:list-item>
      </text:list>
      <text:p text:style-name="P3"/>
      <text:p text:style-name="P5">КартоСоздатель:</text:p>
      <text:p text:style-name="P1"/>
      <text:p text:style-name="P3">v 0.1:</text:p>
      <text:p text:style-name="P3"/>
      <text:list xml:id="list2022264548" text:style-name="L2">
        <text:list-item>
          <text:p text:style-name="P12"><text:span text:style-name="T3">Полная перепись</text:span> <text:span text:style-name="T2">доработка </text:span>кода!!!!!</text:p>
        </text:list-item>
        <text:list-item>
          <text:p text:style-name="P8">Разобраться с Прямоугольниками</text:p>
        </text:list-item>
        <text:list-item>
          <text:p text:style-name="P12">Поработать над файлами карт</text:p>
        </text:list-item>
      </text:list>
      <text:p text:style-name="P1"/>
      <text:p text:style-name="P1">Подумать: </text:p>
      <text:p text:style-name="P1"/>
      <text:p text:style-name="P1">Как создать карты не в фотошопе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Движок:</text:p>
      <text:p text:style-name="P1"/>
      <text:p text:style-name="P3">v 0.2:</text:p>
      <text:p text:style-name="P3"/>
      <text:list xml:id="list1681802149" text:style-name="L3">
        <text:list-item>
          <text:p text:style-name="P11">Звук</text:p>
        </text:list-item>
        <text:list-item>
          <text:p text:style-name="P15">UI —<text:span text:style-name="T1"> инвентарь, Карта, Меню</text:span></text:p>
        </text:list-item>
        <text:list-item>
          <text:p text:style-name="P11">Оптимизация</text:p>
        </text:list-item>
        <text:list-item>
          <text:p text:style-name="P14">Дать возможности работы с движком не через код!</text:p>
          <text:p text:style-name="P11"/>
        </text:list-item>
      </text:list>
      <text:p text:style-name="P2"/>
      <text:p text:style-name="P1">КартоСоздатель:</text:p>
      <text:p text:style-name="P1"/>
      <text:p text:style-name="P3">v 0.2:</text:p>
      <text:p text:style-name="P3"/>
      <text:list xml:id="list452246458" text:style-name="L4">
        <text:list-item>
          <text:p text:style-name="P13">Доработка интерфейса </text:p>
        </text:list-item>
        <text:list-item>
          <text:p text:style-name="P13">Подготовка к слиянию с движком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27cm" fo:margin-right="1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2-08T22:15:34.781000000</dc:date>
    <meta:editing-duration>PT1H32M16S</meta:editing-duration>
    <meta:editing-cycles>6</meta:editing-cycles>
    <meta:document-statistic meta:table-count="0" meta:image-count="0" meta:object-count="0" meta:page-count="2" meta:paragraph-count="24" meta:word-count="72" meta:character-count="407" meta:non-whitespace-character-count="364"/>
  </office:meta>
</office:document-meta>
</file>